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imes New Roman" svg:font-family="'Times New Roman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17cm" fo:margin-left="-0.199cm" fo:margin-right="-0.217cm" table:align="margins" style:writing-mode="lr-tb"/>
    </style:style>
    <style:style style:name="Table1.A" style:family="table-column">
      <style:table-column-properties style:column-width="5.11cm" style:rel-column-width="19227*"/>
    </style:style>
    <style:style style:name="Table1.B" style:family="table-column">
      <style:table-column-properties style:column-width="12.307cm" style:rel-column-width="4630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fo:language="it" fo:country="IT" fo:font-style="italic" style:font-size-asian="24pt" style:font-style-asian="italic" style:font-style-complex="italic"/>
    </style:style>
    <style:style style:name="P4" style:family="paragraph" style:parent-style-name="Text_20_body">
      <style:text-properties fo:font-size="14pt" fo:language="it" fo:country="IT" style:font-size-asian="14pt" style:font-size-complex="14pt"/>
    </style:style>
    <style:style style:name="P5" style:family="paragraph" style:parent-style-name="Standard">
      <style:paragraph-properties fo:line-height="200%"/>
      <style:text-properties style:font-name="Times New Roman1" fo:font-size="14pt" fo:language="it" fo:country="IT" style:font-size-asian="14pt" style:font-name-complex="Times New Roman1" style:font-size-complex="14pt"/>
    </style:style>
    <style:style style:name="P6" style:family="paragraph" style:parent-style-name="Standard">
      <style:paragraph-properties fo:line-height="200%"/>
      <style:text-properties style:font-name="Times New Roman1" fo:font-size="14pt" fo:language="it" fo:country="IT" fo:font-weight="normal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line-height="100%"/>
      <style:text-properties style:font-name="Times New Roman1" fo:font-size="14pt" fo:language="it" fo:country="IT" fo:font-weight="normal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200%"/>
      <style:text-properties style:font-name="Times New Roman1" fo:font-size="14pt" fo:language="it" fo:country="I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200%"/>
      <style:text-properties style:font-name="Times New Roman1" fo:font-size="14pt" fo:language="it" fo:country="I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200%"/>
      <style:text-properties fo:font-size="14pt" fo:language="it" fo:country="IT" style:font-size-asian="14pt" style:font-size-complex="14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left="0cm" fo:margin-right="0cm" fo:line-height="200%" fo:text-indent="1.27cm" style:auto-text-indent="false"/>
      <style:text-properties fo:font-size="14pt" fo:language="it" fo:country="I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line-height="200%" fo:text-indent="-1.27cm" style:auto-text-indent="false" style:page-number="auto"/>
      <style:text-properties fo:font-size="14pt" fo:language="it" fo:country="IT" style:font-size-asian="14pt" style:font-size-complex="14pt"/>
    </style:style>
    <style:style style:name="P16" style:family="paragraph" style:parent-style-name="Default">
      <style:text-properties fo:color="#000000" style:font-name="Times New Roman" fo:font-size="14pt" fo:language="it" fo:country="I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line-height="200%" fo:text-indent="0cm" style:auto-text-indent="false"/>
      <style:text-properties style:font-name="Times New Roman1" fo:font-size="14pt" fo:language="it" fo:country="I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8" style:family="paragraph" style:parent-style-name="Heading_20_2">
      <style:paragraph-properties fo:line-height="200%"/>
      <style:text-properties style:font-name="Times New Roman1" fo:font-size="14pt" fo:language="it" fo:country="IT" style:font-size-asian="14pt" style:font-name-complex="Times New Roman1" style:font-size-complex="14pt"/>
    </style:style>
    <style:style style:name="P19" style:family="paragraph" style:parent-style-name="Heading_20_2">
      <style:paragraph-properties fo:line-height="200%"/>
      <style:text-properties style:font-name="Times New Roman1" fo:font-size="14pt" fo:language="it" fo:country="I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Heading_20_1">
      <style:text-properties fo:font-size="14pt" fo:language="it" fo:country="IT" style:font-size-asian="14pt" style:font-size-complex="14pt"/>
    </style:style>
    <style:style style:name="P21" style:family="paragraph" style:parent-style-name="Heading_20_1">
      <style:paragraph-properties fo:line-height="200%"/>
      <style:text-properties style:font-name="Times New Roman1" fo:font-size="14pt" fo:language="it" fo:country="IT" style:font-size-asian="14pt" style:font-name-complex="Times New Roman1" style:font-size-complex="14pt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style:font-size-asian="24pt"/>
    </style:style>
    <style:style style:name="T1" style:family="text">
      <style:text-properties fo:language="it" fo:country="IT"/>
    </style:style>
    <style:style style:name="T2" style:family="text">
      <style:text-properties style:font-name="Times New Roman1" fo:language="it" fo:country="IT" style:font-name-complex="Times New Roman1"/>
    </style:style>
    <style:style style:name="T3" style:family="text">
      <style:text-properties style:font-name="Times New Roman1" fo:language="it" fo:country="IT" fo:font-weight="normal" style:font-weight-asian="normal" style:font-name-complex="Times New Roman1" style:font-weight-complex="normal"/>
    </style:style>
    <style:style style:name="T4" style:family="text">
      <style:text-properties style:font-name="Times New Roman1" fo:font-size="14pt" fo:language="it" fo:country="I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 style:font-name="Times New Roman1" fo:font-size="14pt" fo:language="it" fo:country="IT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text-position="0% 100%" style:font-name="Times New Roman1" fo:font-size="14pt" fo:language="it" fo:country="IT" fo:font-weight="normal" style:font-size-asian="14pt" style:font-weight-asian="normal" style:font-name-complex="Times New Roman1" style:font-size-complex="14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ftware Requirements Specification</text:p>
      <text:p text:style-name="P2"/>
      <text:p text:style-name="P2">Version 1.0</text:p>
      <text:p text:style-name="P2">27 Novembre 2017</text:p>
      <text:p text:style-name="P2"/>
      <text:p text:style-name="P3">Locus Coeruleus Analyzer</text:p>
      <text:p text:style-name="P2"/>
      <text:p text:style-name="P2">Esercizio di Software Engineering</text:p>
      <text:p text:style-name="P2"/>
      <text:p text:style-name="P2"/>
      <text:p text:style-name="P2">Martin Tommaso</text:p>
      <text:p text:style-name="P2">3682911</text:p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1"><text:soft-page-break/>1.0. Introduction</text:h>
      <text:h text:style-name="P18" text:outline-level="2"><text:bookmark-start text:name="__RefHeading___Toc77487622"/>1.1. Purpose<text:bookmark-end text:name="__RefHeading___Toc77487622"/></text:h>
      <text:p text:style-name="P12"><text:tab/>Lo scopo di questo documento è quello di presentare una descrizione dettagliata del sistema “<text:span text:style-name="T5">Locus Coeruleus</text:span>”<text:span text:style-name="T5">. </text:span><text:span text:style-name="T7">Il documento descriverà lo scopo e le caratteristiche del sistema, le interfacce, i <text:s/>vincoli in cui deve operare e come <text:s/>il sistema reagirà agli stimoli esterni. Il documento è stato scritto sia per gli Stakeholders che per gli sviluppatori.</text:span></text:p>
      <text:p text:style-name="P9">1.2. Scope of the Project</text:p>
      <text:p text:style-name="P14">Lo scopo del progetto è quello di creare un Software per un laboratorio di ricerca in cui studiano la correlazione tra il corretto funzionamento del Locus Coeruleus e il morbo di Parkinson.</text:p>
      <text:p text:style-name="P14">Questa applicazione permette ai Ricercatori di effettuare Esperimenti in cui si registra una sequenza di immagini di un occhio del Paziente che, associata agli stimoli sonori a cui è stato sottoposto durante l'Esperimento, forniscono informazioni sulla sua midriasi pupillare.</text:p>
      <text:p text:style-name="P17">1.3. Defition, Acronyms and Abbreviation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erm</text:p>
          </table:table-cell>
          <table:table-cell table:style-name="Table1.B1" office:value-type="string">
            <text:p text:style-name="P11">Definition</text:p>
          </table:table-cell>
        </table:table-row>
        <table:table-row table:style-name="Table1.1">
          <table:table-cell table:style-name="Table1.A2" office:value-type="string">
            <text:p text:style-name="P4">Ricercatore</text:p>
          </table:table-cell>
          <table:table-cell table:style-name="Table1.B1" office:value-type="string">
            <text:p text:style-name="P4">Unico utilizzatore dell'applicazione</text:p>
          </table:table-cell>
        </table:table-row>
        <table:table-row table:style-name="Table1.1">
          <table:table-cell table:style-name="Table1.A2" office:value-type="string">
            <text:p text:style-name="P4">Paziente</text:p>
          </table:table-cell>
          <table:table-cell table:style-name="Table1.B3" office:value-type="string">
            <text:p text:style-name="P4">Individuo su cui viene eseguito il test</text:p>
          </table:table-cell>
        </table:table-row>
        <table:table-row table:style-name="Table1.1">
          <table:table-cell table:style-name="Table1.A2" office:value-type="string">
            <text:p text:style-name="P16">Esperimento</text:p>
          </table:table-cell>
          <table:table-cell table:style-name="Table1.B3" office:value-type="string">
            <text:p text:style-name="P4">Cartella contenente registrazione video e due documenti che descrivono un test sulla reattività della midriasi pupillare di un Paziente sottoposto a stimoli sonori</text:p>
          </table:table-cell>
        </table:table-row>
        <table:table-row table:style-name="Table1.1">
          <table:table-cell table:style-name="Table1.A5" office:value-type="string">
            <text:p text:style-name="P16">Parametri Analisi</text:p>
          </table:table-cell>
          <table:table-cell table:style-name="Table1.B5" office:value-type="string">
            <text:p text:style-name="P4">Soglia del nero per l'identificazione della pupilla nel video in input (trasformato in scala di grigi) e tipo del video di output</text:p>
          </table:table-cell>
        </table:table-row>
      </table:table>
      <text:h text:style-name="P18" text:outline-level="2"><text:bookmark-start text:name="__RefHeading___Toc77487625"/><text:soft-page-break/>1.4. References<text:bookmark-end text:name="__RefHeading___Toc77487625"/></text:h>
      <text:p text:style-name="P15"><text:tab/><text:tab/>IEEE. <text:span text:style-name="T5">IEEE Std 830-1998 IEEE Recommended Practice for Software Requirements Specifications.</text:span> IEEE Computer Society, 1998.</text:p>
      <text:h text:style-name="P18" text:outline-level="2"><text:bookmark-start text:name="__RefHeading___Toc77487626"/>1.5. Overview of Document<text:bookmark-end text:name="__RefHeading___Toc77487626"/></text:h>
      <text:p text:style-name="P5"><text:tab/>Il prossimo capitolo, Overall Description, fornisce una visione panoramica sulle funzionalità del prodotto. Descrive in modo informale i <text:s/>requisiti e l’architettura del sistema, con una visione più vicina al Ricercatore. Il terzo capitolo, Requirements Specification, è scritto prevalentemente per gli sviluppatori e descrive in termini tecnici i dettagli e le funzionalità del prodotto. Entrambe le sezioni descrivono il software integralmente ma utilizzano diversi linguaggi essendo pensati per diverse audiences.</text:p>
      <text:h text:style-name="P21" text:outline-level="1">2.0. Overall Description</text:h>
      <text:h text:style-name="P18" text:outline-level="2">2.1. Product Perspective</text:h>
      <text:p text:style-name="P10"><text:span text:style-name="T2"><text:tab/>Il</text:span><text:span text:style-name="T3"> sistema è composto unicamente da un'applicazione desktop che prende in analisi un Esperimento precedentemente registrato.</text:span></text:p>
      <text:p text:style-name="P6"><text:tab/>L'applicazione analizza un Esperimento per poi generare un file di testo che indica gli stimoli a cui è stato sottoposto il Paziente, un file di testo che contiene le informazioni relative alla midriasi pupillare del Paziente e un video che permette al Ricercatore di verificare che l'Esperimento sia stato analizzato correttamente.</text:p>
      <text:h text:style-name="P18" text:outline-level="2"><text:soft-page-break/>2.2. Product Functions</text:h>
      <text:p text:style-name="P5"><text:tab/>L'applicazione fornisce al Ricercatore la possibilità impostare i Parametri Analisi, di scegliere un Esperimento da analizzare, impostare la cartella di destinazione dei file di output e di avviare l'analisi.</text:p>
      <text:p text:style-name="P5"><text:tab/>Una volta inseriti i Parametri Analisi e dei percorsi validi per l'Esperimento da analizzare e per la cartella in cui salvare gli output, il ricercatore può procedere con l'avvio dell'analisi dell'Esperimento. </text:p>
      <text:p text:style-name="P5"><text:tab/>Il sistema comunica al Ricercatore lo stato dell'analisi.</text:p>
      <text:h text:style-name="P18" text:outline-level="2">2.3. User Characteristics</text:h>
      <text:p text:style-name="P10"><text:tab/>L'unica classe di utente, sia iniziale che finale, che può interagire con il sistema è il Ricercatore. L'obiettivo finale del Ricercatore è analizzare Esperimenti precedentemente registrati. <text:span text:style-name="T6"><text:line-break/><text:tab/>Alta conoscenza dei domini, basse conoscenze informatiche.</text:span></text:p>
      <text:h text:style-name="P18" text:outline-level="2">2.4. Constraints</text:h>
      <text:p text:style-name="P5"><text:tab/>L'unico vincolo del sistema è che l'Esperimento preso in analisi sia composto da un Video.avi dell'occhio del Paziente esaminato e un Report.txt formattato come descritto di seguito:</text:p>
      <text:p text:style-name="P13"><text:span text:style-name="T4">Nome stimolo</text:span><text:span text:style-name="T8">1</text:span><text:span text:style-name="T4"><text:tab/>frequenza</text:span><text:span text:style-name="T8">1 <text:s/></text:span><text:span text:style-name="T4">Hz<text:tab/>durata</text:span><text:span text:style-name="T8">1 <text:s/></text:span><text:span text:style-name="T4">s<text:tab/>volume</text:span><text:span text:style-name="T8">1 </text:span><text:span text:style-name="T9"><text:s/>vol</text:span></text:p>
      <text:p text:style-name="P13"><text:span text:style-name="T4">Nome stimolo</text:span><text:span text:style-name="T8">2</text:span><text:span text:style-name="T4"><text:tab/>frequenza</text:span><text:span text:style-name="T8">2 <text:s/></text:span><text:span text:style-name="T4">Hz<text:tab/>durata</text:span><text:span text:style-name="T8">2 <text:s/></text:span><text:span text:style-name="T4">s<text:tab/>volume</text:span><text:span text:style-name="T8">2 </text:span><text:span text:style-name="T9"><text:s/>vol</text:span></text:p>
      <text:p text:style-name="P13"><text:span text:style-name="T4">….<text:line-break/>Nome stimolo</text:span><text:span text:style-name="T8">n</text:span><text:span text:style-name="T4"><text:tab/>frequenza</text:span><text:span text:style-name="T8">n</text:span><text:span text:style-name="T4"> [Hz]<text:tab/>durata</text:span><text:span text:style-name="T8">n</text:span><text:span text:style-name="T4"> [s]<text:tab/>volume</text:span><text:span text:style-name="T8">n</text:span></text:p>
      <text:p text:style-name="P7"/>
      <text:p text:style-name="P13"><text:span text:style-name="T4">Nome stimolo riprodotto</text:span><text:span text:style-name="T8">1</text:span><text:span text:style-name="T4"><text:tab/>istante di riproduzione</text:span><text:span text:style-name="T8">1</text:span><text:span text:style-name="T4"> [ms]</text:span></text:p>
      <text:p text:style-name="P13"><text:span text:style-name="T4">Nome stimolo riprodotto</text:span><text:span text:style-name="T8">2</text:span><text:span text:style-name="T4"><text:tab/>istante di riproduzione</text:span><text:span text:style-name="T8">2</text:span><text:span text:style-name="T4"> [ms]</text:span></text:p>
      <text:p text:style-name="P7">….</text:p>
      <text:p text:style-name="P13"><text:span text:style-name="T4">Nome stimolo riprodotto</text:span><text:span text:style-name="T8">m</text:span><text:span text:style-name="T4"><text:tab/>istante di riproduzione</text:span><text:span text:style-name="T8">m</text:span><text:span text:style-name="T4"> [ms]</text:span></text:p>
      <text:h text:style-name="P21" text:outline-level="1"><text:soft-page-break/>3.0. <text:s/>Requirements Specification</text:h>
      <text:h text:style-name="P18" text:outline-level="2">3.1. External Interfaces</text:h>
      <text:h text:style-name="P18" text:outline-level="2">3.2. Functions</text:h>
      <text:p text:style-name="P8"><draw:frame draw:style-name="fr1" draw:name="Object1" text:anchor-type="paragraph" svg:x="0.023cm" svg:y="-0.413cm" svg:width="14.54cm" svg:height="3.212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19" text:outline-level="2"/>
      <text:h text:style-name="P19" text:outline-level="2">3.2.1 UC1: Effettuare una nuova analisi di un Esperimento</text:h>
      <text:p text:style-name="P6"><draw:frame draw:style-name="fr1" draw:name="Object2" text:anchor-type="paragraph" svg:x="-0.026cm" svg:y="-0.362cm" svg:width="16.801cm" svg:height="13.682cm" draw:z-index="0"><draw:object xlink:href="./Object 2" xlink:type="simple" xlink:show="embed" xlink:actuate="onLoad"/><draw:image xlink:href="./ObjectReplacements/Object 2" xlink:type="simple" xlink:show="embed" xlink:actuate="onLoad"/><svg:desc>Oggetto OLE</svg:desc></draw:frame></text:p>
      <text:p text:style-name="P6"/>
      <text:p text:style-name="P6"/>
      <text:h text:style-name="P19" text:outline-level="2"><text:soft-page-break/>3.2.2 UC2: Selezionare l'Esperimento da analizzare</text:h>
      <text:p text:style-name="P8"><draw:frame draw:style-name="fr1" draw:name="Oggetto2" text:anchor-type="paragraph" svg:x="-0.028cm" svg:y="-0.445cm" svg:width="17.856cm" svg:height="14.31cm" draw:z-index="3"><draw:object xlink:href="./Object 4" xlink:type="simple" xlink:show="embed" xlink:actuate="onLoad"/><draw:image xlink:href="./ObjectReplacements/Object 4" xlink:type="simple" xlink:show="embed" xlink:actuate="onLoad"/><svg:desc>Oggetto OLE</svg:desc></draw:frame></text:p>
      <text:h text:style-name="P19" text:outline-level="2"><text:soft-page-break/>3.2.3 UC3: Selezionare la destinazione dei file di output</text:h>
      <text:h text:style-name="P19" text:outline-level="2"><draw:frame draw:style-name="fr1" draw:name="Oggetto3" text:anchor-type="paragraph" svg:x="-0.079cm" svg:y="-0.443cm" svg:width="17.006cm" svg:height="13.644cm" draw:z-index="4"><draw:object xlink:href="./Object 5" xlink:type="simple" xlink:show="embed" xlink:actuate="onLoad"/><draw:image xlink:href="./ObjectReplacements/Object 5" xlink:type="simple" xlink:show="embed" xlink:actuate="onLoad"/><svg:desc>Oggetto OLE</svg:desc></draw:frame></text:h>
      <text:h text:style-name="P19" text:outline-level="2">3.2.4 UC4: Impostare i Parametri Analisi</text:h>
      <text:p text:style-name="P8"><draw:frame draw:style-name="fr1" draw:name="Oggetto1" text:anchor-type="paragraph" svg:x="-0.002cm" svg:y="-0.439cm" svg:width="17.032cm" svg:height="5.525cm" draw:z-index="1"><draw:object xlink:href="./Object 3" xlink:type="simple" xlink:show="embed" xlink:actuate="onLoad"/><draw:image xlink:href="./ObjectReplacements/Object 3" xlink:type="simple" xlink:show="embed" xlink:actuate="onLoad"/><svg:desc>Oggetto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imes New Roman" svg:font-family="'Times New Roman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template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/>
    </style:style>
    <style:style style:name="MT1" style:family="text">
      <style:text-properties fo:language="it" fo:country="I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852cm" fo:margin-right="1.91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Footer"><text:span text:style-name="MT1">SRS V 1.0<text:tab/></text:span><text:span text:style-name="Page_20_Number"><text:span text:style-name="MT1"><text:page-number text:select-page="current"/></text:span></text:span><text:span text:style-name="Page_20_Number"><text:span text:style-name="MT1"><text:tab/>16 Marzo 201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8T15:15:25.553205129</meta:creation-date>
    <dc:date>2017-11-26T10:23:11.97</dc:date>
    <meta:editing-duration>P1DT18H41S</meta:editing-duration>
    <meta:editing-cycles>172</meta:editing-cycles>
    <meta:generator>OpenOffice/4.1.3$Win32 OpenOffice.org_project/413m1$Build-9783</meta:generator>
    <meta:document-statistic meta:table-count="1" meta:image-count="0" meta:object-count="5" meta:page-count="7" meta:paragraph-count="55" meta:word-count="611" meta:character-count="4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8.0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automatic-find-labels="false"/>
      <table:table table:name="Attori-Obiettivi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>
            <text:p>Attore</text:p>
          </table:table-cell>
          <table:table-cell table:style-name="ce1" office:value-type="string">
            <text:p>Obiettivi</text:p>
          </table:table-cell>
          <table:table-cell table:style-name="ce1" office:value-type="string">
            <text:p>ID</text:p>
          </table:table-cell>
        </table:table-row>
        <table:table-row table:style-name="ro2">
          <table:table-cell office:value-type="string" table:number-columns-spanned="1" table:number-rows-spanned="4">
            <text:p>Ricercatore</text:p>
          </table:table-cell>
          <table:table-cell office:value-type="string">
            <text:p>Effettuare una nuova analisi di un Esperimento</text:p>
          </table:table-cell>
          <table:table-cell office:value-type="string">
            <text:p>UC1</text:p>
          </table:table-cell>
        </table:table-row>
        <table:table-row table:style-name="ro3">
          <table:covered-table-cell/>
          <table:table-cell office:value-type="string">
            <text:p>Selezionare l'Esperimento da analizzare</text:p>
          </table:table-cell>
          <table:table-cell office:value-type="string">
            <text:p>UC2</text:p>
          </table:table-cell>
        </table:table-row>
        <table:table-row table:style-name="ro3">
          <table:covered-table-cell/>
          <table:table-cell office:value-type="string">
            <text:p>Selezionare la destinazione dei file di output</text:p>
          </table:table-cell>
          <table:table-cell office:value-type="string">
            <text:p>UC3</text:p>
          </table:table-cell>
        </table:table-row>
        <table:table-row table:style-name="ro2">
          <table:covered-table-cell table:style-name="ce3"/>
          <table:table-cell office:value-type="string">
            <text:p>Impostare i Parametri Analisi</text:p>
          </table:table-cell>
          <table:table-cell office:value-type="string">
            <text:p>UC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8.00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cm"/>
    </style:style>
    <style:style style:name="co2" style:family="table-column">
      <style:table-column-properties fo:break-before="auto" style:column-width="10.1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0.206cm" fo:break-before="auto" style:use-optimal-row-height="false"/>
    </style:style>
    <style:style style:name="ro5" style:family="table-row">
      <style:table-row-properties style:row-height="0.275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 fo:border="0.026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26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26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 fo:wrap-option="wrap" fo:border="0.026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style:text-align-source="fix" style:repeat-content="false" fo:wrap-option="wrap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26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fo:wrap-option="wrap" fo:border="0.026cm solid #000000"/>
    </style:style>
    <style:style style:name="ce11" style:family="table-cell" style:parent-style-name="Default">
      <style:table-cell-properties fo:wrap-option="wrap" fo:border="0.026cm solid #000000"/>
    </style:style>
    <style:style style:name="ce12" style:family="table-cell" style:parent-style-name="Default">
      <style:table-cell-properties fo:background-color="#00ffff" fo:wrap-option="wrap" fo:border="0.026cm solid #000000"/>
      <style:text-properties style:use-window-font-color="true"/>
    </style:style>
    <style:style style:name="ce13" style:family="table-cell" style:parent-style-name="Default">
      <style:table-cell-properties fo:background-color="#00ffff" fo:wrap-option="wrap" fo:border="0.026cm solid #000000"/>
    </style:style>
    <style:style style:name="ce14" style:family="table-cell" style:parent-style-name="Default">
      <style:table-cell-properties fo:background-color="transparent" fo:wrap-option="wrap" fo:border="0.026cm solid 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start" fo:margin-left="0.353cm"/>
    </style:style>
    <style:style style:name="ce16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start" fo:margin-left="0.353cm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rea Richiesta Intervento" table:style-name="ta1">
        <table:table-column table:style-name="co1" table:default-cell-style-name="ce1"/>
        <table:table-column table:style-name="co2" table:default-cell-style-name="ce10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Effettuare una nuova analisi di un Esperimento</text:p>
          </table:table-cell>
          <table:table-cell table:number-columns-repeated="1022"/>
        </table:table-row>
        <table:table-row table:style-name="ro1">
          <table:table-cell office:value-type="string">
            <text:p>Portata</text:p>
          </table:table-cell>
          <table:table-cell office:value-type="string">
            <text:p>Applicazione Desktop</text:p>
          </table:table-cell>
          <table:table-cell table:number-columns-repeated="1022"/>
        </table:table-row>
        <table:table-row table:style-name="ro1">
          <table:table-cell office:value-type="string">
            <text:p>Livello</text:p>
          </table:table-cell>
          <table:table-cell office:value-type="string">
            <text:p>Obiettivo Utente</text:p>
          </table:table-cell>
          <table:table-cell table:number-columns-repeated="1022"/>
        </table:table-row>
        <table:table-row table:style-name="ro1">
          <table:table-cell office:value-type="string">
            <text:p>Attore Primario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Attore Finale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Parti Interessate e Interessi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icercatore</text:p>
          </table:table-cell>
          <table:table-cell office:value-type="string">
            <text:p>Vuole analizzare un Esperimento precedentemente registrato</text:p>
          </table:table-cell>
          <table:table-cell table:number-columns-repeated="1022"/>
        </table:table-row>
        <table:table-row table:style-name="ro2">
          <table:table-cell office:value-type="string">
            <text:p>Pre-Condizioni</text:p>
          </table:table-cell>
          <table:table-cell office:value-type="string">
            <text:p>L'Esperimento da analizzare deve essere formattato correttamente</text:p>
          </table:table-cell>
          <table:table-cell table:number-columns-repeated="1022"/>
        </table:table-row>
        <table:table-row table:style-name="ro2">
          <table:table-cell office:value-type="string">
            <text:p>Garanzia di Successo</text:p>
          </table:table-cell>
          <table:table-cell office:value-type="string">
            <text:p>L'Esperimento è stato analizzato correttamente e i risultati dell'analisi sono stati archiviati.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cenario Principal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Il Ricercatore avvia l'analisi dell'Esperimento</text:p>
          </table:table-cell>
          <table:table-cell table:number-columns-repeated="102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3" office:value-type="string">
            <text:p>Il sistema comunica che sta effettuando l'analisi dell'Esperimento al Ricercatore</text:p>
          </table:table-cell>
          <table:table-cell table:number-columns-repeated="102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3" office:value-type="string">
            <text:p>Il Sistema genera un video e due file di testo contenenti il risultato dell'analisi dell'Esperimento</text:p>
          </table:table-cell>
          <table:table-cell table:number-columns-repeated="102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3" office:value-type="string">
            <text:p>Il Sistema comunica al Ricercatore che ha concluso l'analisi dell'Esperimento</text:p>
          </table:table-cell>
          <table:table-cell table:number-columns-repeated="1022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3" office:value-type="string">
            <text:p>Il sistema attende nuove istruzioni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Scenari Alternativi</text:p>
          </table:table-cell>
          <table:table-cell table:style-name="ce14"/>
          <table:table-cell table:number-columns-repeated="1022"/>
        </table:table-row>
        <table:table-row table:style-name="ro4">
          <table:table-cell table:style-name="ce7"/>
          <table:table-cell table:style-name="ce15"/>
          <table:table-cell table:number-columns-repeated="1022"/>
        </table:table-row>
        <table:table-row table:style-name="ro2">
          <table:table-cell table:style-name="ce8" office:value-type="string" table:number-columns-spanned="1" table:number-rows-spanned="3">
            <text:p>1a</text:p>
          </table:table-cell>
          <table:table-cell table:style-name="ce16" office:value-type="string">
            <text:p>Il percorso dell'Esperimento da analizzare non conduce ad un Esperimento valido</text:p>
          </table:table-cell>
          <table:table-cell table:number-columns-repeated="1022"/>
        </table:table-row>
        <table:table-row table:style-name="ro2">
          <table:covered-table-cell table:style-name="ce8"/>
          <table:table-cell table:style-name="ce16" office:value-type="string">
            <text:p>1 Il sistema comunica al Ricercatore che il percorso inserito non è valid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6" office:value-type="string">
            <text:p>2 Torna al passo 5 dello scenario principale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15"/>
          <table:table-cell table:style-name="ce17" table:number-columns-repeated="1022"/>
        </table:table-row>
        <table:table-row table:style-name="ro3">
          <table:table-cell table:style-name="ce8" office:value-type="string" table:number-columns-spanned="1" table:number-rows-spanned="3">
            <text:p>1b</text:p>
          </table:table-cell>
          <table:table-cell table:style-name="ce16" office:value-type="string">
            <text:p>Il percorso di destinazione dei file di output dell'analisi non è un percorso valido</text:p>
          </table:table-cell>
          <table:table-cell table:number-columns-repeated="1022"/>
        </table:table-row>
        <table:table-row table:style-name="ro3">
          <table:covered-table-cell table:style-name="ce8"/>
          <table:table-cell table:style-name="ce16" office:value-type="string">
            <text:p>1 Il sistema comunica al Ricercatore che il percorso inserito non è valido</text:p>
          </table:table-cell>
          <table:table-cell table:number-columns-repeated="1022"/>
        </table:table-row>
        <table:table-row table:style-name="ro6">
          <table:covered-table-cell table:style-name="ce9"/>
          <table:table-cell table:style-name="ce16" office:value-type="string">
            <text:p>2 Torna al passo 5 dello scenario principale</text:p>
          </table:table-cell>
          <table:table-cell table:number-columns-repeated="102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16.30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cm"/>
    </style:style>
    <style:style style:name="co2" style:family="table-column">
      <style:table-column-properties fo:break-before="auto" style:column-width="10.1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 fo:border="0.026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26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26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 fo:wrap-option="wrap" fo:border="0.026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wrap-option="wrap" fo:border="0.026cm solid #000000"/>
    </style:style>
    <style:style style:name="ce6" style:family="table-cell" style:parent-style-name="Default">
      <style:table-cell-properties fo:wrap-option="wrap" fo:border="0.026cm solid #000000"/>
    </style:style>
    <style:style style:name="ce7" style:family="table-cell" style:parent-style-name="Default">
      <style:table-cell-properties fo:background-color="#00ffff" fo:wrap-option="wrap" fo:border="0.026cm solid #000000"/>
      <style:text-properties style:use-window-font-color="true"/>
    </style:style>
  </office:automatic-styles>
  <office:body>
    <office:spreadsheet>
      <table:calculation-settings table:automatic-find-labels="false"/>
      <table:table table:name="Crea Richiesta Intervento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Impostare i Parametri Analisi</text:p>
          </table:table-cell>
          <table:table-cell table:number-columns-repeated="6"/>
        </table:table-row>
        <table:table-row table:style-name="ro1">
          <table:table-cell office:value-type="string">
            <text:p>Portata</text:p>
          </table:table-cell>
          <table:table-cell office:value-type="string">
            <text:p>Applicazione Desktop</text:p>
          </table:table-cell>
          <table:table-cell table:number-columns-repeated="6"/>
        </table:table-row>
        <table:table-row table:style-name="ro1">
          <table:table-cell office:value-type="string">
            <text:p>Livello</text:p>
          </table:table-cell>
          <table:table-cell office:value-type="string">
            <text:p>Obiettivo Utente</text:p>
          </table:table-cell>
          <table:table-cell table:number-columns-repeated="6"/>
        </table:table-row>
        <table:table-row table:style-name="ro1">
          <table:table-cell office:value-type="string">
            <text:p>Attore Primario</text:p>
          </table:table-cell>
          <table:table-cell office:value-type="string">
            <text:p>Ricercatore</text:p>
          </table:table-cell>
          <table:table-cell table:number-columns-repeated="6"/>
        </table:table-row>
        <table:table-row table:style-name="ro1">
          <table:table-cell office:value-type="string">
            <text:p>Attore Finale</text:p>
          </table:table-cell>
          <table:table-cell office:value-type="string">
            <text:p>Ricercatore</text:p>
          </table:table-cell>
          <table:table-cell table:number-columns-repeated="6"/>
        </table:table-row>
        <table:table-row table:style-name="ro1">
          <table:table-cell office:value-type="string">
            <text:p>Parti Interessate e Interessi:</text:p>
          </table:table-cell>
          <table:table-cell table:number-columns-repeated="7"/>
        </table:table-row>
        <table:table-row table:style-name="ro1">
          <table:table-cell table:style-name="ce2" office:value-type="string">
            <text:p>Ricercatore</text:p>
          </table:table-cell>
          <table:table-cell office:value-type="string">
            <text:p>Vuole impostare i Parametri Analisi</text:p>
          </table:table-cell>
          <table:table-cell table:number-columns-repeated="6"/>
        </table:table-row>
        <table:table-row table:style-name="ro1">
          <table:table-cell office:value-type="string">
            <text:p>Pre-Condizioni</text:p>
          </table:table-cell>
          <table:table-cell table:number-columns-repeated="7"/>
        </table:table-row>
        <table:table-row table:style-name="ro1">
          <table:table-cell office:value-type="string">
            <text:p>Garanzia di Successo</text:p>
          </table:table-cell>
          <table:table-cell office:value-type="string">
            <text:p>I Parametri Analisi sono impostati correttamente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cenario Principale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Il sistema mostra al Ricercatore i Parametri Analisi da impostare</text:p>
          </table:table-cell>
          <table:table-cell table:number-columns-repeated="6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Il Ricercatore imposta i Parametri Analisi</text:p>
          </table:table-cell>
          <table:table-cell table:number-columns-repeated="6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Il sistema salva i Parametri Analisi impostati dal Ricercatore</text:p>
          </table:table-cell>
          <table:table-cell table:number-columns-repeated="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8.00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cm"/>
    </style:style>
    <style:style style:name="co2" style:family="table-column">
      <style:table-column-properties fo:break-before="auto" style:column-width="10.1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1.39cm" fo:break-before="auto" style:use-optimal-row-height="true"/>
    </style:style>
    <style:style style:name="ro6" style:family="table-row">
      <style:table-row-properties style:row-height="0.206cm" fo:break-before="auto" style:use-optimal-row-height="false"/>
    </style:style>
    <style:style style:name="ro7" style:family="table-row">
      <style:table-row-properties style:row-height="0.94cm" fo:break-before="auto" style:use-optimal-row-height="false"/>
    </style:style>
    <style:style style:name="ro8" style:family="table-row">
      <style:table-row-properties style:row-height="0.275cm" fo:break-before="auto" style:use-optimal-row-height="false"/>
    </style:style>
    <style:style style:name="ro9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 fo:border="0.026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26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26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 fo:wrap-option="wrap" fo:border="0.026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ackground-color="#00ffff" fo:wrap-option="wrap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00ffff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fo:wrap-option="wrap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 fo:border="0.026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wrap-option="wrap" fo:border="0.026cm solid #000000"/>
    </style:style>
    <style:style style:name="ce13" style:family="table-cell" style:parent-style-name="Default">
      <style:table-cell-properties fo:wrap-option="wrap" fo:border="0.026cm solid #000000"/>
    </style:style>
    <style:style style:name="ce14" style:family="table-cell" style:parent-style-name="Default">
      <style:table-cell-properties fo:background-color="#00ffff" fo:wrap-option="wrap" fo:border="0.026cm solid #000000"/>
      <style:text-properties style:use-window-font-color="true"/>
    </style:style>
    <style:style style:name="ce15" style:family="table-cell" style:parent-style-name="Default">
      <style:table-cell-properties fo:background-color="#00ffff" fo:wrap-option="wrap" fo:border="0.026cm solid #000000"/>
    </style:style>
    <style:style style:name="ce16" style:family="table-cell" style:parent-style-name="Default">
      <style:table-cell-properties fo:background-color="transparent" fo:wrap-option="wrap" fo:border="0.026cm solid #000000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start" fo:margin-left="0.353cm"/>
    </style:style>
    <style:style style:name="ce18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start" fo:margin-left="0.353cm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rea Richiesta Intervento" table:style-name="ta1">
        <table:table-column table:style-name="co1" table:default-cell-style-name="ce1"/>
        <table:table-column table:style-name="co2" table:default-cell-style-name="ce12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Selezionare l'Esperimento da analizzare</text:p>
          </table:table-cell>
          <table:table-cell table:number-columns-repeated="1022"/>
        </table:table-row>
        <table:table-row table:style-name="ro1">
          <table:table-cell office:value-type="string">
            <text:p>Portata</text:p>
          </table:table-cell>
          <table:table-cell office:value-type="string">
            <text:p>Applicazione Desktop</text:p>
          </table:table-cell>
          <table:table-cell table:number-columns-repeated="1022"/>
        </table:table-row>
        <table:table-row table:style-name="ro1">
          <table:table-cell office:value-type="string">
            <text:p>Livello</text:p>
          </table:table-cell>
          <table:table-cell office:value-type="string">
            <text:p>Obiettivo Utente</text:p>
          </table:table-cell>
          <table:table-cell table:number-columns-repeated="1022"/>
        </table:table-row>
        <table:table-row table:style-name="ro1">
          <table:table-cell office:value-type="string">
            <text:p>Attore Primario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Attore Finale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Parti Interessate e Interessi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icercatore</text:p>
          </table:table-cell>
          <table:table-cell office:value-type="string">
            <text:p>Vuole selezionare l'Esperimento da analizzare</text:p>
          </table:table-cell>
          <table:table-cell table:number-columns-repeated="1022"/>
        </table:table-row>
        <table:table-row table:style-name="ro1">
          <table:table-cell office:value-type="string">
            <text:p>Pre-Condizioni</text:p>
          </table:table-cell>
          <table:table-cell table:number-columns-repeated="1023"/>
        </table:table-row>
        <table:table-row table:style-name="ro2">
          <table:table-cell office:value-type="string">
            <text:p>Garanzia di Successo</text:p>
          </table:table-cell>
          <table:table-cell office:value-type="string">
            <text:p>Nel campo Source è presente il percorso dell'Esperimento che verrà analizzat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cenario Principale</text:p>
          </table:table-cell>
          <table:table-cell table:style-name="ce13"/>
          <table:table-cell table:number-columns-repeated="102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4" office:value-type="string">
            <text:p>Il Ricercatore accede alla schermata di ricerca dell'Esperimento</text:p>
          </table:table-cell>
          <table:table-cell table:number-columns-repeated="102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5" office:value-type="string">
            <text:p>Il Ricercatore seleziona l'Esperimento da analizzare</text:p>
          </table:table-cell>
          <table:table-cell table:number-columns-repeated="1022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5" office:value-type="string">
            <text:p>Il Ricercatore conferma la scelta</text:p>
          </table:table-cell>
          <table:table-cell table:number-columns-repeated="1022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5" office:value-type="string">
            <text:p>Il sistema imposta il valore della destinazione dei file di output al valore selezionato dal Ricercatore per l'Esperimento da analizzare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5" office:value-type="string">
            <text:p>Il sistema imposta il valore dell'Esperimento da analizzare al valore selezionato dal Ricercatore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5" office:value-type="string">
            <text:p>Il sistema attende nuove istruzioni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Scenari Alternativi</text:p>
          </table:table-cell>
          <table:table-cell table:style-name="ce16"/>
          <table:table-cell table:number-columns-repeated="1022"/>
        </table:table-row>
        <table:table-row table:style-name="ro6">
          <table:table-cell table:style-name="ce9"/>
          <table:table-cell table:style-name="ce17"/>
          <table:table-cell table:number-columns-repeated="1022"/>
        </table:table-row>
        <table:table-row table:style-name="ro7">
          <table:table-cell table:style-name="ce10" office:value-type="string" table:number-columns-spanned="1" table:number-rows-spanned="3">
            <text:p>1a</text:p>
          </table:table-cell>
          <table:table-cell table:style-name="ce18" office:value-type="string">
            <text:p>Il Ricercatore non cerca l'Esperimento da analizzare tramite finestra di ricerca ma ne scrive la locazione manualmente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18" office:value-type="string">
            <text:p>1 Il Ricercatore scrive il percorso dell'Esperimento da analizzare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8" office:value-type="string">
            <text:p>2 Torna al passo 6 dello scenario principale</text:p>
          </table:table-cell>
          <table:table-cell table:number-columns-repeated="1022"/>
        </table:table-row>
        <table:table-row table:style-name="ro8">
          <table:table-cell table:style-name="ce9"/>
          <table:table-cell table:style-name="ce17"/>
          <table:table-cell table:style-name="ce19" table:number-columns-repeated="1022"/>
        </table:table-row>
        <table:table-row table:style-name="ro2">
          <table:table-cell table:style-name="ce10" office:value-type="string" table:number-columns-spanned="1" table:number-rows-spanned="4">
            <text:p>3a</text:p>
          </table:table-cell>
          <table:table-cell table:style-name="ce18" office:value-type="string">
            <text:p>Il Ricercatore non conferma la scelta dell'Esperimento da analizzare e chiude la schermata di ricerca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8" office:value-type="string">
            <text:p>1 Il Ricercatore chiude la finestra di ricerca senza confermare</text:p>
          </table:table-cell>
          <table:table-cell table:number-columns-repeated="1022"/>
        </table:table-row>
        <table:table-row table:style-name="ro9">
          <table:covered-table-cell table:style-name="ce11"/>
          <table:table-cell table:style-name="ce18" office:value-type="string">
            <text:p>2 Il sistema imposta il valore dell'Esperimento a “Select a valid path”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8" office:value-type="string">
            <text:p>3 Torna al passo 6 dello scenario principale</text:p>
          </table:table-cell>
          <table:table-cell table:number-columns-repeated="1022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6/11/2017</text:date>, <text:time>10.23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cm"/>
    </style:style>
    <style:style style:name="co2" style:family="table-column">
      <style:table-column-properties fo:break-before="auto" style:column-width="10.1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1.388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2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 fo:border="0.026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26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26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 fo:wrap-option="wrap" fo:border="0.026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ffff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style:text-align-source="fix" style:repeat-content="false" fo:wrap-option="wrap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26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wrap-option="wrap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fo:wrap-option="wrap" fo:border="0.026cm solid #000000"/>
    </style:style>
    <style:style style:name="ce12" style:family="table-cell" style:parent-style-name="Default">
      <style:table-cell-properties fo:wrap-option="wrap" fo:border="0.026cm solid #000000"/>
    </style:style>
    <style:style style:name="ce13" style:family="table-cell" style:parent-style-name="Default">
      <style:table-cell-properties fo:background-color="#00ffff" fo:wrap-option="wrap" fo:border="0.026cm solid #000000"/>
      <style:text-properties style:use-window-font-color="true"/>
    </style:style>
    <style:style style:name="ce14" style:family="table-cell" style:parent-style-name="Default">
      <style:table-cell-properties fo:background-color="#00ffff" fo:wrap-option="wrap" fo:border="0.026cm solid #000000"/>
    </style:style>
    <style:style style:name="ce15" style:family="table-cell" style:parent-style-name="Default">
      <style:table-cell-properties fo:background-color="transparent" fo:wrap-option="wrap" fo:border="0.026cm solid 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26cm solid #000000"/>
      <style:paragraph-properties fo:text-align="start" fo:margin-left="0.353cm"/>
    </style:style>
    <style:style style:name="ce17" style:family="table-cell" style:parent-style-name="Default">
      <style:table-cell-properties fo:background-color="#dddddd" style:text-align-source="fix" style:repeat-content="false" fo:wrap-option="wrap" fo:border="0.026cm solid #000000"/>
      <style:paragraph-properties fo:text-align="start" fo:margin-left="0.353c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rea Richiesta Intervento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Selezionare la destinazione dei file di output</text:p>
          </table:table-cell>
          <table:table-cell table:number-columns-repeated="1022"/>
        </table:table-row>
        <table:table-row table:style-name="ro1">
          <table:table-cell office:value-type="string">
            <text:p>Portata</text:p>
          </table:table-cell>
          <table:table-cell office:value-type="string">
            <text:p>Applicazione Desktop</text:p>
          </table:table-cell>
          <table:table-cell table:number-columns-repeated="1022"/>
        </table:table-row>
        <table:table-row table:style-name="ro1">
          <table:table-cell office:value-type="string">
            <text:p>Livello</text:p>
          </table:table-cell>
          <table:table-cell office:value-type="string">
            <text:p>Obiettivo Utente</text:p>
          </table:table-cell>
          <table:table-cell table:number-columns-repeated="1022"/>
        </table:table-row>
        <table:table-row table:style-name="ro1">
          <table:table-cell office:value-type="string">
            <text:p>Attore Primario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Attore Finale</text:p>
          </table:table-cell>
          <table:table-cell office:value-type="string">
            <text:p>Ricercatore</text:p>
          </table:table-cell>
          <table:table-cell table:number-columns-repeated="1022"/>
        </table:table-row>
        <table:table-row table:style-name="ro1">
          <table:table-cell office:value-type="string">
            <text:p>Parti Interessate e Interessi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icercatore</text:p>
          </table:table-cell>
          <table:table-cell office:value-type="string">
            <text:p>Vuole selezionare la destinazione dei file di output</text:p>
          </table:table-cell>
          <table:table-cell table:number-columns-repeated="1022"/>
        </table:table-row>
        <table:table-row table:style-name="ro1">
          <table:table-cell office:value-type="string">
            <text:p>Pre-Condizioni</text:p>
          </table:table-cell>
          <table:table-cell table:number-columns-repeated="1023"/>
        </table:table-row>
        <table:table-row table:style-name="ro2">
          <table:table-cell office:value-type="string">
            <text:p>Garanzia di Successo</text:p>
          </table:table-cell>
          <table:table-cell office:value-type="string">
            <text:p>Nel campo Destination è presente il percorso di destinazione dei file di output dell'analisi dell'Esperiment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cenario Principal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3" office:value-type="string">
            <text:p>Il Ricercatore accede alla schermata di ricerca per la selezione della destinazione dei file di output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Il Ricercatore seleziona la destinazione dei file di output</text:p>
          </table:table-cell>
          <table:table-cell table:number-columns-repeated="102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Il Ricercatore conferma la scelta</text:p>
          </table:table-cell>
          <table:table-cell table:number-columns-repeated="1022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4" office:value-type="string">
            <text:p>Il sistema imposta il valore della destinazione dei file di output al valore selezionato dal Ricercatore</text:p>
          </table:table-cell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4" office:value-type="string">
            <text:p>Il sistema attende nuove istruzioni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Scenari Alternativi</text:p>
          </table:table-cell>
          <table:table-cell table:style-name="ce15"/>
          <table:table-cell table:number-columns-repeated="1022"/>
        </table:table-row>
        <table:table-row table:style-name="ro3">
          <table:table-cell table:style-name="ce8"/>
          <table:table-cell table:style-name="ce16"/>
          <table:table-cell table:number-columns-repeated="1022"/>
        </table:table-row>
        <table:table-row table:style-name="ro4">
          <table:table-cell table:style-name="ce9" office:value-type="string" table:number-columns-spanned="1" table:number-rows-spanned="3">
            <text:p>1a</text:p>
          </table:table-cell>
          <table:table-cell table:style-name="ce17" office:value-type="string">
            <text:p>Il Ricercatore seleziona la destinazione dei file di output tramite finestra di ricerca ma scrive la destinazione manualmente</text:p>
          </table:table-cell>
          <table:table-cell table:number-columns-repeated="1022"/>
        </table:table-row>
        <table:table-row table:style-name="ro2">
          <table:covered-table-cell table:style-name="ce9"/>
          <table:table-cell table:style-name="ce17" office:value-type="string">
            <text:p>1 Il Ricercatore scrive il percorso dove andranno salvati i file di output</text:p>
          </table:table-cell>
          <table:table-cell table:number-columns-repeated="1022"/>
        </table:table-row>
        <table:table-row table:style-name="ro5">
          <table:covered-table-cell table:style-name="ce10"/>
          <table:table-cell table:style-name="ce17" office:value-type="string">
            <text:p>2 Torna al passo 5 dello scenario principale</text:p>
          </table:table-cell>
          <table:table-cell table:number-columns-repeated="1022"/>
        </table:table-row>
        <table:table-row table:style-name="ro6">
          <table:table-cell table:style-name="ce8"/>
          <table:table-cell table:style-name="ce16"/>
          <table:table-cell table:style-name="ce18" table:number-columns-repeated="1022"/>
        </table:table-row>
        <table:table-row table:style-name="ro2">
          <table:table-cell table:style-name="ce9" office:value-type="string" table:number-columns-spanned="1" table:number-rows-spanned="4">
            <text:p>3a</text:p>
          </table:table-cell>
          <table:table-cell table:style-name="ce17" office:value-type="string">
            <text:p>Il Ricercatore non conferma la scelta della destinazione dei file di output e chiude la schermata di ricerca</text:p>
          </table:table-cell>
          <table:table-cell table:number-columns-repeated="1022"/>
        </table:table-row>
        <table:table-row table:style-name="ro1">
          <table:covered-table-cell table:style-name="ce10"/>
          <table:table-cell table:style-name="ce17" office:value-type="string">
            <text:p>1 Il Ricercatore chiude la finestra di ricerca senza confermare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17" office:value-type="string">
            <text:p>2 Il sistema imposta il valore della destinazione dei file di output a “Select a valid path”</text:p>
          </table:table-cell>
          <table:table-cell table:number-columns-repeated="1022"/>
        </table:table-row>
        <table:table-row table:style-name="ro1">
          <table:covered-table-cell table:style-name="ce10"/>
          <table:table-cell table:style-name="ce17" office:value-type="string">
            <text:p>3 Torna al passo 5 dello scenario principale</text:p>
          </table:table-cell>
          <table:table-cell table:number-columns-repeated="1022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16.30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